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9.9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3"/>
        <table:table-column table:style-name="co3" table:number-columns-repeated="1021" table:default-cell-style-name="Default"/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<text:a xlink:href="https://codesandbox.io/s/github/eggheadio-projects/angular2-fundamentals/tree/master/01-say-hello-world-to-angular?from-embed">https://codesandbox.io/s/github/eggheadio-projects/angular2-fundamentals/tree/master/01-say-hello-world-to-angular?from-embed</text:a> 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emplate syntax</text:p>
          </table:table-cell>
          <table:table-cell office:value-type="string">
            <text:p><text:a xlink:href="https://angular.io/guide/template-syntax">https://angular.io/guide/template-syntax</text:a> </text:p>
          </table:table-cell>
          <table:table-cell table:number-columns-repeated="1021"/>
        </table:table-row>
        <table:table-row table:style-name="ro1">
          <table:table-cell office:value-type="string">
            <text:p>ref</text:p>
          </table:table-cell>
          <table:table-cell office:value-type="string">
            <text:p><text:a xlink:href="https://codesandbox.io/s/03manageangular2elementswitheventsandrefs-fy3z3">https://codesandbox.io/s/03manageangular2elementswitheventsandrefs-fy3z3</text:a> </text:p>
          </table:table-cell>
          <table:table-cell table:number-columns-repeated="1021"/>
        </table:table-row>
        <table:table-row table:style-name="ro1">
          <table:table-cell office:value-type="string">
            <text:p>events</text:p>
          </table:table-cell>
          <table:table-cell office:value-type="string">
            <text:p><text:a xlink:href="https://codesandbox.io/s/github/eggheadio-projects/angular2-fundamentals/tree/master/04-control-angular-2-events-with-event-and-event-handlers?from-embed">https://codesandbox.io/s/github/eggheadio-projects/angular2-fundamentals/tree/master/04-control-angular-2-events-with-event-and-event-handlers?from-embed</text:a> </text:p>
          </table:table-cell>
          <table:table-cell table:number-columns-repeated="1021"/>
        </table:table-row>
        <table:table-row table:style-name="ro1">
          <table:table-cell office:value-type="string">
            <text:p>$event</text:p>
          </table:table-cell>
          <table:table-cell office:value-type="string">
            <text:p><text:a xlink:href="https://stackoverflow.com/questions/37944199/what-exactly-event-object-do-in-angular-2">https://stackoverflow.com/questions/37944199/what-exactly-event-object-do-in-angular-2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are Services and Data with Angular 2 Dependency Injection</text:p>
          </table:table-cell>
          <table:table-cell office:value-type="string">
            <text:p><text:a xlink:href="https://codesandbox.io/s/github/eggheadio-projects/angular2-fundamentals/tree/master/05-share-services-and-data-with-angular-2-dependency-injection?from-embed">https://codesandbox.io/s/github/eggheadio-projects/angular2-fundamentals/tree/master/05-share-services-and-data-with-angular-2-dependency-injection?from-embed</text:a> </text:p>
          </table:table-cell>
          <table:table-cell table:style-name="ce5" table:number-columns-repeated="1021"/>
        </table:table-row>
        <table:table-row table:style-name="ro1">
          <table:table-cell office:value-type="string">
            <text:p>inject</text:p>
          </table:table-cell>
          <table:table-cell office:value-type="string">
            <text:p><text:a xlink:href="https://angular.io/api/core/Inject">https://angular.io/api/core/Inject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vide and Share Values</text:p>
          </table:table-cell>
          <table:table-cell office:value-type="string">
            <text:p><text:a xlink:href="https://codesandbox.io/s/github/eggheadio-projects/angular2-fundamentals/tree/master/06-provide-and-share-values-with-angular-2-dependency-injection?from-embed">https://codesandbox.io/s/github/eggheadio-projects/angular2-fundamentals/tree/master/06-provide-and-share-values-with-angular-2-dependency-injection?from-embed</text:a> </text:p>
          </table:table-cell>
          <table:table-cell table:style-name="ce5" table:number-columns-repeated="1021"/>
        </table:table-row>
        <table:table-row table:style-name="ro3">
          <table:table-cell office:value-type="string">
            <text:p>ngfor</text:p>
          </table:table-cell>
          <table:table-cell office:value-type="string">
            <text:p><text:a xlink:href="https://angular.io/api/common/NgForOf">https://angular.io/api/common/NgForOf</text:a> </text:p>
          </table:table-cell>
          <table:table-cell table:number-columns-repeated="1021"/>
        </table:table-row>
        <table:table-row table:style-name="ro3">
          <table:table-cell office:value-type="string">
            <text:p>ngfor</text:p>
          </table:table-cell>
          <table:table-cell office:value-type="string">
            <text:p><text:a xlink:href="https://codesandbox.io/s/07loopthroughangular2componentswithngfor-cii1j">https://codesandbox.io/s/07loopthroughangular2componentswithngfor-cii1j</text:a> </text:p>
          </table:table-cell>
          <table:table-cell table:number-columns-repeated="1021"/>
        </table:table-row>
        <table:table-row table:style-name="ro3">
          <table:table-cell office:value-type="string">
            <text:p>ngfor</text:p>
          </table:table-cell>
          <table:table-cell office:value-type="string">
            <text:p><text:a xlink:href="https://alligator.io/angular/ngfor-directive/">https://alligator.io/angular/ngfor-directive/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blog.angular-university.io/angular-2-ngfor/">https://blog.angular-university.io/angular-2-ngfor/</text:a> </text:p>
          </table:table-cell>
          <table:table-cell table:number-columns-repeated="1021"/>
        </table:table-row>
        <table:table-row table:style-name="ro1">
          <table:table-cell office:value-type="string">
            <text:p>Class selector</text:p>
          </table:table-cell>
          <table:table-cell office:value-type="string">
            <text:p><text:a xlink:href="https://codesandbox.io/s/04controlangular2eventswitheventandeventhandlers-g920g">https://codesandbox.io/s/04controlangular2eventswitheventandeventhandlers-g920g</text:a> </text:p>
          </table:table-cell>
          <table:table-cell table:number-columns-repeated="1021"/>
        </table:table-row>
        <table:table-row table:style-name="ro3">
          <table:table-cell office:value-type="string">
            <text:p>Attribue selector</text:p>
          </table:table-cell>
          <table:table-cell office:value-type="string">
            <text:p><text:a xlink:href="https://codesandbox.io/s/04controlangular2eventswitheventandeventhandlers-4r3uv">https://codesandbox.io/s/04controlangular2eventswitheventandeventhandlers-4r3uv</text:a> </text:p>
          </table:table-cell>
          <table:table-cell table:number-columns-repeated="1021"/>
        </table:table-row>
        <table:table-row table:style-name="ro1">
          <table:table-cell office:value-type="string">
            <text:p>Highlight directive</text:p>
          </table:table-cell>
          <table:table-cell office:value-type="string">
            <text:p><text:a xlink:href="https://codesandbox.io/s/04controlangular2eventswitheventandeventhandlers-osn6l">https://codesandbox.io/s/04controlangular2eventswitheventandeventhandlers-osn6l</text:a> </text:p>
          </table:table-cell>
          <table:table-cell table:number-columns-repeated="1021"/>
        </table:table-row>
        <table:table-row table:style-name="ro1">
          <table:table-cell office:value-type="string">
            <text:p>Structural Directive</text:p>
          </table:table-cell>
          <table:table-cell office:value-type="string">
            <text:p><text:a xlink:href="https://angular.io/guide/structural-directives">https://angular.io/guide/structural-directives</text:a> </text:p>
          </table:table-cell>
          <table:table-cell table:number-columns-repeated="1021"/>
        </table:table-row>
        <table:table-row table:style-name="ro3">
          <table:table-cell office:value-type="string">
            <text:p>ng container</text:p>
          </table:table-cell>
          <table:table-cell office:value-type="string">
            <text:p><text:a xlink:href="https://codesandbox.io/s/04controlangular2eventswitheventandeventhandlers-9wud5">https://codesandbox.io/s/04controlangular2eventswitheventandeventhandlers-9wud5</text:a> </text:p>
          </table:table-cell>
          <table:table-cell table:number-columns-repeated="1021"/>
        </table:table-row>
        <table:table-row table:style-name="ro3">
          <table:table-cell office:value-type="string">
            <text:p>ng container</text:p>
          </table:table-cell>
          <table:table-cell table:style-name="ce4" office:value-type="string">
            <text:p><text:a xlink:href="https://alligator.io/angular/ng-container-element/">https://alligator.io/angular/ng-container-element/</text:a> </text:p>
          </table:table-cell>
          <table:table-cell table:number-columns-repeated="1021"/>
        </table:table-row>
        <table:table-row table:style-name="ro1">
          <table:table-cell office:value-type="string">
            <text:p>writing a structural directive</text:p>
          </table:table-cell>
          <table:table-cell office:value-type="string">
            <text:p><text:a xlink:href="https://codesandbox.io/s/04controlangular2eventswitheventandeventhandlers-9wud5">https://codesandbox.io/s/04controlangular2eventswitheventandeventhandlers-9wud5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@Input</text:p>
          </table:table-cell>
          <table:table-cell office:value-type="string">
            <text:p><text:a xlink:href="https://codesandbox.io/s/github/eggheadio-projects/angular2-fundamentals/tree/master/08-pass-values-into-angular-2-components-with-input?from-embed">https://codesandbox.io/s/github/eggheadio-projects/angular2-fundamentals/tree/master/08-pass-values-into-angular-2-components-with-input?from-embed</text:a> </text:p>
          </table:table-cell>
          <table:table-cell table:style-name="ce5" table:number-columns-repeated="1021"/>
        </table:table-row>
        <table:table-row table:style-name="ro3">
          <table:table-cell/>
          <table:table-cell table:style-name="Default" office:value-type="string">
            <text:p><text:a xlink:href="https://angular.io/api/core/Input">https://angular.io/api/core/Input</text:a></text:p>
          </table:table-cell>
          <table:table-cell table:number-columns-repeated="1021"/>
        </table:table-row>
        <table:table-row table:style-name="ro1">
          <table:table-cell office:value-type="string">
            <text:p>2 way binding</text:p>
          </table:table-cell>
          <table:table-cell office:value-type="string">
            <text:p><text:a xlink:href="https://codesandbox.io/s/09syncvaluesfrominputswithangular2sngmodeltwowaybinding-n5io3">https://codesandbox.io/s/09syncvaluesfrominputswithangular2sngmodeltwowaybinding-n5io3</text:a> </text:p>
          </table:table-cell>
          <table:table-cell table:number-columns-repeated="1021"/>
        </table:table-row>
        <table:table-row table:style-name="ro1">
          <table:table-cell office:value-type="string">
            <text:p>2 way binding</text:p>
          </table:table-cell>
          <table:table-cell office:value-type="string">
            <text:p><text:a xlink:href="https://blog.thoughtram.io/angular/2016/10/13/two-way-data-binding-in-angular-2.html">https://blog.thoughtram.io/angular/2016/10/13/two-way-data-binding-in-angular-2.html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SS Inside of Angular 2 </text:p>
          </table:table-cell>
          <table:table-cell office:value-type="string">
            <text:p><text:a xlink:href="https://codesandbox.io/s/11writecssinsideofangular2components-godcd">https://codesandbox.io/s/11writecssinsideofangular2components-godcd</text:a> </text:p>
          </table:table-cell>
          <table:table-cell table:style-name="ce5" table:number-columns-repeated="1021"/>
        </table:table-row>
        <table:table-row table:style-name="ro3">
          <table:table-cell office:value-type="string">
            <text:p>ngclass</text:p>
          </table:table-cell>
          <table:table-cell office:value-type="string">
            <text:p><text:a xlink:href="https://codesandbox.io/s/12applycssclassesconditionallywithangular2sngclass-0wrhw">https://codesandbox.io/s/12applycssclassesconditionallywithangular2sngclass-0wrhw</text:a> </text:p>
          </table:table-cell>
          <table:table-cell table:number-columns-repeated="1021"/>
        </table:table-row>
        <table:table-row table:style-name="ro1">
          <table:table-cell office:value-type="string">
            <text:p>provide in angular</text:p>
          </table:table-cell>
          <table:table-cell office:value-type="string">
            <text:p><text:a xlink:href="https://itnext.io/understanding-provider-scope-in-angular-4c2589de5bc">https://itnext.io/understanding-provider-scope-in-angular-4c2589de5bc</text:a> </text:p>
          </table:table-cell>
          <table:table-cell table:number-columns-repeated="1021"/>
        </table:table-row>
        <table:table-row table:style-name="ro1">
          <table:table-cell office:value-type="string">
            <text:p>factory provider</text:p>
          </table:table-cell>
          <table:table-cell office:value-type="string">
            <text:p><text:a xlink:href="https://codesandbox.io/s/12applycssclassesconditionallywithangular2sngclass-qnbe0">https://codesandbox.io/s/12applycssclassesconditionallywithangular2sngclass-qnbe0</text:a> </text:p>
          </table:table-cell>
          <table:table-cell table:number-columns-repeated="1021"/>
        </table:table-row>
        <table:table-row table:style-name="ro1">
          <table:table-cell office:value-type="string">
            <text:p>providers</text:p>
          </table:table-cell>
          <table:table-cell office:value-type="string">
            <text:p><text:a xlink:href="https://codesandbox.io/s/12applycssclassesconditionallywithangular2sngclass-itc1e">https://codesandbox.io/s/12applycssclassesconditionallywithangular2sngclass-itc1e</text:a> </text:p>
          </table:table-cell>
          <table:table-cell table:number-columns-repeated="1021"/>
        </table:table-row>
        <table:table-row table:style-name="ro3">
          <table:table-cell office:value-type="string">
            <text:p>providers vs providein</text:p>
          </table:table-cell>
          <table:table-cell office:value-type="string">
            <text:p><text:a xlink:href="https://medium.com/@tomastrajan/total-guide-to-angular-6-dependency-injection-providedin-vs-providers-85b7a347b59f">https://medium.com/@tomastrajan/total-guide-to-angular-6-dependency-injection-providedin-vs-providers-85b7a347b59f</text:a> </text:p>
          </table:table-cell>
          <table:table-cell table:number-columns-repeated="1021"/>
        </table:table-row>
        <table:table-row table:style-name="ro3">
          <table:table-cell office:value-type="string">
            <text:p>providein</text:p>
          </table:table-cell>
          <table:table-cell office:value-type="string">
            <text:p><text:a xlink:href="https://codesandbox.io/s/12applycssclassesconditionallywithangular2sngclass-qnbe0">https://codesandbox.io/s/12applycssclassesconditionallywithangular2sngclass-qnbe0</text:a> </text:p>
          </table:table-cell>
          <table:table-cell table:number-columns-repeated="1021"/>
        </table:table-row>
        <table:table-row table:style-name="ro1">
          <table:table-cell office:value-type="string">
            <text:p>types of directive</text:p>
          </table:table-cell>
          <table:table-cell office:value-type="string">
            <text:p><text:a xlink:href="https://angular.io/guide/attribute-directives">https://angular.io/guide/attribute-directives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blog.angular-university.io/angular-components-and-directives-for-beginners/">https://blog.angular-university.io/angular-components-and-directives-for-beginners/</text:a> </text:p>
          </table:table-cell>
          <table:table-cell table:number-columns-repeated="1021"/>
        </table:table-row>
        <table:table-row table:style-name="ro1">
          <table:table-cell office:value-type="string">
            <text:p>passing input to child</text:p>
          </table:table-cell>
          <table:table-cell office:value-type="string">
            <text:p><text:a xlink:href="https://codesandbox.io/s/03manageangular2elementswitheventsandrefs-vmkhh">https://codesandbox.io/s/03manageangular2elementswitheventsandrefs-vmkhh</text:a> </text:p>
          </table:table-cell>
          <table:table-cell table:number-columns-repeated="1021"/>
        </table:table-row>
        <table:table-row table:style-name="ro1">
          <table:table-cell office:value-type="string">
            <text:p>input on component</text:p>
          </table:table-cell>
          <table:table-cell office:value-type="string">
            <text:p><text:a xlink:href="https://codesandbox.io/s/angularwebpackdevserver-lkc7g">https://codesandbox.io/s/angularwebpackdevserver-lkc7g</text:a> </text:p>
          </table:table-cell>
          <table:table-cell table:number-columns-repeated="1021"/>
        </table:table-row>
        <table:table-row table:style-name="ro1">
          <table:table-cell office:value-type="string">
            <text:p>input on directive</text:p>
          </table:table-cell>
          <table:table-cell office:value-type="string">
            <text:p><text:a xlink:href="https://codesandbox.io/s/angularwebpackdevserver-4rfhx">https://codesandbox.io/s/angularwebpackdevserver-4rfhx</text:a> </text:p>
          </table:table-cell>
          <table:table-cell table:number-columns-repeated="1021"/>
        </table:table-row>
        <table:table-row table:style-name="ro3">
          <table:table-cell office:value-type="string">
            <text:p>hostlistner</text:p>
          </table:table-cell>
          <table:table-cell office:value-type="string">
            <text:p><text:a xlink:href="https://codesandbox.io/s/angularwebpackdevserver-ckshb">https://codesandbox.io/s/angularwebpackdevserver-ckshb</text:a> </text:p>
          </table:table-cell>
          <table:table-cell table:number-columns-repeated="1021"/>
        </table:table-row>
        <table:table-row table:style-name="ro1">
          <table:table-cell office:value-type="string">
            <text:p>template</text:p>
          </table:table-cell>
          <table:table-cell office:value-type="string">
            <text:p><text:a xlink:href="https://codesandbox.io/s/angularwebpackdevserver-vee5p">https://codesandbox.io/s/angularwebpackdevserver-vee5p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ementRef, TemplateRef, ViewContainerRef ,ng-container</text:p>
          </table:table-cell>
          <table:table-cell office:value-type="string">
            <text:p><text:a xlink:href="https://blog.angularindepth.com/exploring-angular-dom-abstractions-80b3ebcfc02">https://blog.angularindepth.com/exploring-angular-dom-abstractions-80b3ebcfc02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api/core/ViewContainerRef">https://angular.io/api/core/ViewContainerRef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api/core/TemplateRef">https://angular.io/api/core/TemplateRef</text:a> </text:p>
          </table:table-cell>
          <table:table-cell table:number-columns-repeated="1021"/>
        </table:table-row>
        <table:table-row table:style-name="ro3">
          <table:table-cell office:value-type="string">
            <text:p>Ng-template</text:p>
          </table:table-cell>
          <table:table-cell office:value-type="string">
            <text:p><text:a xlink:href="https://codesandbox.io/s/03manageangular2elementswitheventsandrefs-5yx3o">https://codesandbox.io/s/03manageangular2elementswitheventsandrefs-5yx3o</text:a> </text:p>
          </table:table-cell>
          <table:table-cell table:number-columns-repeated="1021"/>
        </table:table-row>
        <table:table-row table:style-name="ro3">
          <table:table-cell office:value-type="string">
            <text:p>ngTemplateOutlet</text:p>
          </table:table-cell>
          <table:table-cell office:value-type="string">
            <text:p><text:a xlink:href="https://codesandbox.io/s/angularwebpackdevserver-93vnx">https://codesandbox.io/s/angularwebpackdevserver-93vnx</text:a> </text:p>
          </table:table-cell>
          <table:table-cell table:number-columns-repeated="1021"/>
        </table:table-row>
        <table:table-row table:style-name="ro3">
          <table:table-cell office:value-type="string">
            <text:p>ngTemplateOutlet</text:p>
          </table:table-cell>
          <table:table-cell office:value-type="string">
            <text:p><text:a xlink:href="https://angular.io/api/common/NgTemplateOutlet">https://angular.io/api/common/NgTemplateOutlet</text:a> </text:p>
          </table:table-cell>
          <table:table-cell table:number-columns-repeated="1021"/>
        </table:table-row>
        <table:table-row table:style-name="ro1">
          <table:table-cell office:value-type="string">
            <text:p>Structural Directive</text:p>
          </table:table-cell>
          <table:table-cell office:value-type="string">
            <text:p><text:a xlink:href="https://codesandbox.io/s/angularwebpackdevserver-esj5q">https://codesandbox.io/s/angularwebpackdevserver-esj5q</text:a> </text:p>
          </table:table-cell>
          <table:table-cell table:number-columns-repeated="1021"/>
        </table:table-row>
        <table:table-row table:style-name="ro1">
          <table:table-cell office:value-type="string">
            <text:p>Structural Directive Data Binding with Context in Angular</text:p>
          </table:table-cell>
          <table:table-cell office:value-type="string">
            <text:p><text:a xlink:href="https://codesandbox.io/s/angularwebpackdevserver-prttg">https://codesandbox.io/s/angularwebpackdevserver-prttg</text:a> </text:p>
          </table:table-cell>
          <table:table-cell table:number-columns-repeated="1021"/>
        </table:table-row>
        <table:table-row table:style-name="ro3">
          <table:table-cell office:value-type="string">
            <text:p>Angular lifecycle</text:p>
          </table:table-cell>
          <table:table-cell office:value-type="string">
            <text:p><text:a xlink:href="https://codesandbox.io/s/08passvaluesintoangular2componentswithinput-riwj8">https://codesandbox.io/s/08passvaluesintoangular2componentswithinput-riwj8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guide/lifecycle-hooks">https://angular.io/guide/lifecycle-hooks</text:a> </text:p>
          </table:table-cell>
          <table:table-cell table:number-columns-repeated="1021"/>
        </table:table-row>
        <table:table-row table:style-name="ro3">
          <table:table-cell office:value-type="string">
            <text:p>ngdoCheck</text:p>
          </table:table-cell>
          <table:table-cell office:value-type="string">
            <text:p><text:a xlink:href="https://blog.angularindepth.com/if-you-think-ngdocheck-means-your-component-is-being-checked-read-this-article-36ce63a3f3e5">https://blog.angularindepth.com/if-you-think-ngdocheck-means-your-component-is-being-checked-read-this-article-36ce63a3f3e5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oughtram on change detection</text:p>
          </table:table-cell>
          <table:table-cell office:value-type="string">
            <text:p><text:a xlink:href="https://blog.angular-university.io/how-does-angular-2-change-detection-really-work/">https://blog.angular-university.io/how-does-angular-2-change-detection-really-work/</text:a> </text:p>
          </table:table-cell>
          <table:table-cell table:number-columns-repeated="1021"/>
        </table:table-row>
        <table:table-row table:style-name="ro1">
          <table:table-cell office:value-type="string">
            <text:p>Angular change detection</text:p>
          </table:table-cell>
          <table:table-cell office:value-type="string">
            <text:p><text:a xlink:href="https://codesandbox.io/s/03manageangular2elementswitheventsandrefs-lir9h">https://codesandbox.io/s/03manageangular2elementswitheventsandrefs-lir9h</text:a> </text:p>
          </table:table-cell>
          <table:table-cell table:number-columns-repeated="1021"/>
        </table:table-row>
        <table:table-row table:style-name="ro1">
          <table:table-cell office:value-type="string">
            <text:p>change detection , on push and zones</text:p>
          </table:table-cell>
          <table:table-cell office:value-type="string">
            <text:p><text:a xlink:href="https://www.youtube.com/watch?v=CUxD91DWkGM">https://www.youtube.com/watch?v=CUxD91DWkGM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www.youtube.com/watch?v=jvKGQSFQf10&amp;t=192s">https://www.youtube.com/watch?v=jvKGQSFQf10&amp;t=192s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www.youtube.com/watch?v=CMkKzQmOnyg">https://www.youtube.com/watch?v=CMkKzQmOnyg</text:a> </text:p>
          </table:table-cell>
          <table:table-cell table:number-columns-repeated="1021"/>
        </table:table-row>
        <table:table-row table:style-name="ro1">
          <table:table-cell office:value-type="string">
            <text:p>Angular idempotent rule</text:p>
          </table:table-cell>
          <table:table-cell office:value-type="string">
            <text:p><text:a xlink:href="https://codesandbox.io/s/03manageangular2elementswitheventsandrefs-3344t">https://codesandbox.io/s/03manageangular2elementswitheventsandrefs-3344t</text:a> </text:p>
          </table:table-cell>
          <table:table-cell table:number-columns-repeated="1021"/>
        </table:table-row>
        <table:table-row table:style-name="ro3">
          <table:table-cell office:value-type="string">
            <text:p>Angular ngmodel</text:p>
          </table:table-cell>
          <table:table-cell office:value-type="string">
            <text:p><text:a xlink:href="https://stackoverflow.com/questions/38465931/cannot-find-module-angular-forms">https://stackoverflow.com/questions/38465931/cannot-find-module-angular-forms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stackoverflow.com/questions/38892771/cant-bind-to-ngmodel-since-it-isnt-a-known-property-of-input">https://stackoverflow.com/questions/38892771/cant-bind-to-ngmodel-since-it-isnt-a-known-property-of-input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api/forms/NgModel">https://angular.io/api/forms/NgModel</text:a> </text:p>
          </table:table-cell>
          <table:table-cell table:number-columns-repeated="1021"/>
        </table:table-row>
        <table:table-row table:style-name="ro3">
          <table:table-cell office:value-type="string">
            <text:p>ngmodel</text:p>
          </table:table-cell>
          <table:table-cell office:value-type="string">
            <text:p><text:a xlink:href="https://codesandbox.io/s/03manageangular2elementswitheventsandrefs-7bo3z">https://codesandbox.io/s/03manageangular2elementswitheventsandrefs-7bo3z</text:a> </text:p>
          </table:table-cell>
          <table:table-cell table:number-columns-repeated="1021"/>
        </table:table-row>
        <table:table-row table:style-name="ro3">
          <table:table-cell office:value-type="string">
            <text:p>ngmodel</text:p>
          </table:table-cell>
          <table:table-cell office:value-type="string">
            <text:p><text:a xlink:href="https://codesandbox.io/s/angularwebpackdevserver-cnu9i">https://codesandbox.io/s/angularwebpackdevserver-cnu9i</text:a> </text:p>
          </table:table-cell>
          <table:table-cell table:number-columns-repeated="1021"/>
        </table:table-row>
        <table:table-row table:style-name="ro3">
          <table:table-cell office:value-type="string">
            <text:p>ngform</text:p>
          </table:table-cell>
          <table:table-cell office:value-type="string">
            <text:p><text:a xlink:href="https://codesandbox.io/s/angular2lessons-76otz">https://codesandbox.io/s/angular2lessons-76otz</text:a> </text:p>
          </table:table-cell>
          <table:table-cell table:number-columns-repeated="1021"/>
        </table:table-row>
        <table:table-row table:style-name="ro3">
          <table:table-cell office:value-type="string">
            <text:p>nginvalid ngtouched</text:p>
          </table:table-cell>
          <table:table-cell office:value-type="string">
            <text:p><text:a xlink:href="https://codesandbox.io/s/angular2lessons-4zd88">https://codesandbox.io/s/angular2lessons-4zd88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guide/form-validation">https://angular.io/guide/form-validation</text:a> </text:p>
          </table:table-cell>
          <table:table-cell table:number-columns-repeated="1021"/>
        </table:table-row>
        <table:table-row table:style-name="ro3">
          <table:table-cell office:value-type="string">
            <text:p>meaning of ngtouch,ngpristine etc</text:p>
          </table:table-cell>
          <table:table-cell office:value-type="string">
            <text:p><text:a xlink:href="https://angular.io/api/forms/AbstractControlDirective#properties">https://angular.io/api/forms/AbstractControlDirective#properties</text:a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2 States of Inputs: Pristine and Untouched</text:p>
          </table:table-cell>
          <table:table-cell office:value-type="string">
            <text:p><text:a xlink:href="https://codesandbox.io/s/angular2lessons-bhopv">https://codesandbox.io/s/angular2lessons-bhopv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xJS Streams with Angular 2 Forms</text:p>
          </table:table-cell>
          <table:table-cell office:value-type="string">
            <text:p><text:a xlink:href="https://codesandbox.io/s/angular2lessons-v0pb8">https://codesandbox.io/s/angular2lessons-v0pb8</text:a> </text:p>
          </table:table-cell>
          <table:table-cell table:number-columns-repeated="1021"/>
        </table:table-row>
        <table:table-row table:style-name="ro1">
          <table:table-cell office:value-type="string">
            <text:p>radio button</text:p>
          </table:table-cell>
          <table:table-cell office:value-type="string">
            <text:p><text:a xlink:href="https://codesandbox.io/s/angular2lessons-fckw0">https://codesandbox.io/s/angular2lessons-fckw0</text:a> </text:p>
          </table:table-cell>
          <table:table-cell table:number-columns-repeated="1021"/>
        </table:table-row>
        <table:table-row table:style-name="ro3">
          <table:table-cell office:value-type="string">
            <text:p>dropdown</text:p>
          </table:table-cell>
          <table:table-cell office:value-type="string">
            <text:p><text:a xlink:href="https://codesandbox.io/s/angular2lessons-l6tm9">https://codesandbox.io/s/angular2lessons-l6tm9</text:a> </text:p>
          </table:table-cell>
          <table:table-cell table:number-columns-repeated="1021"/>
        </table:table-row>
        <table:table-row table:style-name="ro3">
          <table:table-cell office:value-type="string">
            <text:p>formgroup</text:p>
          </table:table-cell>
          <table:table-cell office:value-type="string">
            <text:p><text:a xlink:href="https://angular.io/api/forms/FormGroup">https://angular.io/api/forms/FormGroup</text:a> </text:p>
          </table:table-cell>
          <table:table-cell table:number-columns-repeated="1021"/>
        </table:table-row>
        <table:table-row table:style-name="ro1">
          <table:table-cell office:value-type="string">
            <text:p>dynamic form</text:p>
          </table:table-cell>
          <table:table-cell office:value-type="string">
            <text:p><text:a xlink:href="https://codesandbox.io/s/angular-1guxu">https://codesandbox.io/s/angular-1guxu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codesandbox.io/s/angular-8ph3z">https://codesandbox.io/s/angular-8ph3z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ynamic Select Boxe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<text:a xlink:href="https://stackoverflow.com/questions/39623000/2-0-0-version-cant-bind-to-ngif-since-it-isnt-a-known-property-of-div">https://stackoverflow.com/questions/39623000/2-0-0-version-cant-bind-to-ngif-since-it-isnt-a-known-property-of-div</text:a> </text:p>
          </table:table-cell>
          <table:table-cell table:number-columns-repeated="1021"/>
        </table:table-row>
        <table:table-row table:style-name="ro1">
          <table:table-cell office:value-type="string">
            <text:p>shared components</text:p>
          </table:table-cell>
          <table:table-cell office:value-type="string">
            <text:p><text:a xlink:href="https://codesandbox.io/s/angular-kozt1">https://codesandbox.io/s/angular-kozt1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eate Shareable Angular 2 Components</text:p>
          </table:table-cell>
          <table:table-cell office:value-type="string">
            <text:p><text:a xlink:href="https://codesandbox.io/s/angular-kozt1">https://codesandbox.io/s/angular-kozt1</text:a> 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Routing</text:p>
          </table:table-cell>
          <table:table-cell office:value-type="string">
            <text:p><text:a xlink:href="https://www.youtube.com/watch?v=QLns6s02O48">https://www.youtube.com/watch?v=QLns6s02O48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codesandbox.io/s/07loopthroughangular2componentswithngfor-qmelc">https://codesandbox.io/s/07loopthroughangular2componentswithngfor-qmelc</text:a> </text:p>
          </table:table-cell>
          <table:table-cell table:number-columns-repeated="1021"/>
        </table:table-row>
        <table:table-row table:style-name="ro1">
          <table:table-cell office:value-type="string">
            <text:p>Adding not found routes</text:p>
          </table:table-cell>
          <table:table-cell office:value-type="string">
            <text:p><text:a xlink:href="https://codesandbox.io/s/07loopthroughangular2componentswithngfor-qzl5e">https://codesandbox.io/s/07loopthroughangular2componentswithngfor-qzl5e</text:a> </text:p>
          </table:table-cell>
          <table:table-cell table:number-columns-repeated="1021"/>
        </table:table-row>
        <table:table-row table:style-name="ro1">
          <table:table-cell office:value-type="string">
            <text:p>adding redirect</text:p>
          </table:table-cell>
          <table:table-cell office:value-type="string">
            <text:p><text:a xlink:href="https://codesandbox.io/s/07loopthroughangular2componentswithngfor-fosqh">https://codesandbox.io/s/07loopthroughangular2componentswithngfor-fosqh</text:a> </text:p>
          </table:table-cell>
          <table:table-cell table:number-columns-repeated="1021"/>
        </table:table-row>
        <table:table-row table:style-name="ro1">
          <table:table-cell office:value-type="string">
            <text:p>adding button to redirect in sub component</text:p>
          </table:table-cell>
          <table:table-cell office:value-type="string">
            <text:p><text:a xlink:href="https://codesandbox.io/s/07loopthroughangular2componentswithngfor-dn7jl">https://codesandbox.io/s/07loopthroughangular2componentswithngfor-dn7jl</text:a> </text:p>
          </table:table-cell>
          <table:table-cell table:number-columns-repeated="1021"/>
        </table:table-row>
        <table:table-row table:style-name="ro1">
          <table:table-cell office:value-type="string">
            <text:p>adding a routing module</text:p>
          </table:table-cell>
          <table:table-cell office:value-type="string">
            <text:p><text:a xlink:href="https://codesandbox.io/s/07loopthroughangular2componentswithngfor-4oi78">https://codesandbox.io/s/07loopthroughangular2componentswithngfor-4oi78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a xlink:href="https://angular.io/guide/router#milestone-2-routing-module">https://angular.io/guide/router#milestone-2-routing-module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rganize the app and routes into feature areas using modules </text:p>
          </table:table-cell>
          <table:table-cell table:style-name="Default"/>
          <table:table-cell table:number-columns-repeated="102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5/29/2019</text:date>, <text:time>15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5:05:11.76</meta:creation-date>
    <meta:generator>OpenOffice/4.1.5$Win32 OpenOffice.org_project/415m1$Build-9789</meta:generator>
    <dc:date>2019-05-29T15:38:48.10</dc:date>
    <meta:editing-duration>P8DT6H40M11S</meta:editing-duration>
    <meta:editing-cycles>151</meta:editing-cycles>
    <meta:document-statistic meta:table-count="3" meta:cell-count="146" meta:object-count="0"/>
  </office:meta>
</office:document-meta>
</file>